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6417in" fo:margin-left="-0.0799in" table:align="left" style:writing-mode="lr-tb"/>
    </style:style>
    <style:style style:name="Table1.A" style:family="table-column">
      <style:table-column-properties style:column-width="0.6319in"/>
    </style:style>
    <style:style style:name="Table1.B" style:family="table-column">
      <style:table-column-properties style:column-width="1.4444in"/>
    </style:style>
    <style:style style:name="Table1.C" style:family="table-column">
      <style:table-column-properties style:column-width="0.7785in"/>
    </style:style>
    <style:style style:name="Table1.D" style:family="table-column">
      <style:table-column-properties style:column-width="0.7938in"/>
    </style:style>
    <style:style style:name="Table1.E" style:family="table-column">
      <style:table-column-properties style:column-width="0.8347in"/>
    </style:style>
    <style:style style:name="Table1.F" style:family="table-column">
      <style:table-column-properties style:column-width="0.9653in"/>
    </style:style>
    <style:style style:name="Table1.G" style:family="table-column">
      <style:table-column-properties style:column-width="0.9757in"/>
    </style:style>
    <style:style style:name="Table1.H" style:family="table-column">
      <style:table-column-properties style:column-width="1.217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H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37" style:family="table">
      <style:table-properties style:width="7.5188in" fo:margin-left="-0.0799in" table:align="left" style:writing-mode="lr-tb"/>
    </style:style>
    <style:style style:name="Table37.A" style:family="table-column">
      <style:table-column-properties style:column-width="1.35in"/>
    </style:style>
    <style:style style:name="Table37.B" style:family="table-column">
      <style:table-column-properties style:column-width="2.3056in"/>
    </style:style>
    <style:style style:name="Table37.C" style:family="table-column">
      <style:table-column-properties style:column-width="1.6486in"/>
    </style:style>
    <style:style style:name="Table37.D" style:family="table-column">
      <style:table-column-properties style:column-width="2.2146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7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37.A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7.D5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2" style:family="table">
      <style:table-properties style:width="7.6417in" fo:margin-left="-0.0799in" table:align="left" style:writing-mode="lr-tb"/>
    </style:style>
    <style:style style:name="Table2.A" style:family="table-column">
      <style:table-column-properties style:column-width="0.6319in"/>
    </style:style>
    <style:style style:name="Table2.B" style:family="table-column">
      <style:table-column-properties style:column-width="1.4444in"/>
    </style:style>
    <style:style style:name="Table2.C" style:family="table-column">
      <style:table-column-properties style:column-width="0.7785in"/>
    </style:style>
    <style:style style:name="Table2.D" style:family="table-column">
      <style:table-column-properties style:column-width="0.7938in"/>
    </style:style>
    <style:style style:name="Table2.E" style:family="table-column">
      <style:table-column-properties style:column-width="0.8347in"/>
    </style:style>
    <style:style style:name="Table2.F" style:family="table-column">
      <style:table-column-properties style:column-width="0.9653in"/>
    </style:style>
    <style:style style:name="Table2.G" style:family="table-column">
      <style:table-column-properties style:column-width="0.9757in"/>
    </style:style>
    <style:style style:name="Table2.H" style:family="table-column">
      <style:table-column-properties style:column-width="1.217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H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3" style:family="table">
      <style:table-properties style:width="7.5188in" fo:margin-left="-0.0799in" table:align="left" style:writing-mode="lr-tb"/>
    </style:style>
    <style:style style:name="Table3.A" style:family="table-column">
      <style:table-column-properties style:column-width="1.35in"/>
    </style:style>
    <style:style style:name="Table3.B" style:family="table-column">
      <style:table-column-properties style:column-width="2.3056in"/>
    </style:style>
    <style:style style:name="Table3.C" style:family="table-column">
      <style:table-column-properties style:column-width="1.6486in"/>
    </style:style>
    <style:style style:name="Table3.D" style:family="table-column">
      <style:table-column-properties style:column-width="2.214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3.A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.D5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f570c"/>
    </style:style>
    <style:style style:name="P3" style:family="paragraph" style:parent-style-name="Standard">
      <style:paragraph-properties fo:text-align="center" style:justify-single-word="false"/>
      <style:text-properties officeooo:paragraph-rsid="00104a29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104a29" style:font-size-asian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paragraph-rsid="000f570c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officeooo:paragraph-rsid="00104a29" style:font-size-asian="12pt" style:font-size-complex="12pt"/>
    </style:style>
    <style:style style:name="P10" style:family="paragraph" style:parent-style-name="Standard">
      <style:text-properties fo:font-size="12pt" officeooo:rsid="000f570c" officeooo:paragraph-rsid="000f570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0f570c" officeooo:paragraph-rsid="000f570c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officeooo:rsid="000f570c" officeooo:paragraph-rsid="00104a29" style:font-size-asian="12pt" style:font-size-complex="12pt"/>
    </style:style>
    <style:style style:name="P13" style:family="paragraph" style:parent-style-name="Standard">
      <style:text-properties fo:font-size="12pt" officeooo:rsid="000f570c" officeooo:paragraph-rsid="00104a29" style:font-size-asian="12pt" style:font-size-complex="12pt"/>
    </style:style>
    <style:style style:name="P14" style:family="paragraph" style:parent-style-name="Standard">
      <style:text-properties fo:font-size="12pt" officeooo:paragraph-rsid="000f570c" style:font-size-asian="12pt" style:font-size-complex="12pt"/>
    </style:style>
    <style:style style:name="P15" style:family="paragraph" style:parent-style-name="Standard">
      <style:text-properties fo:font-size="12pt" officeooo:paragraph-rsid="00104a29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text-align="center" style:justify-single-word="false"/>
      <style:text-properties fo:font-size="12pt" fo:font-weight="bold" officeooo:paragraph-rsid="00104a29" style:font-size-asian="12pt" style:font-weight-asian="bold"/>
    </style:style>
    <style:style style:name="P18" style:family="paragraph" style:parent-style-name="Standard">
      <style:paragraph-properties fo:text-align="center" style:justify-single-word="false"/>
      <style:text-properties fo:font-size="12pt" fo:font-weight="bold" officeooo:paragraph-rsid="00104a29" style:font-size-asian="12pt" style:font-weight-asian="bold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paragraph-rsid="00104a29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0f570c" officeooo:paragraph-rsid="000f570c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0f570c" officeooo:paragraph-rsid="00104a2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104a29" officeooo:paragraph-rsid="00104a2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2pt" fo:language="en" fo:country="US" style:text-underline-style="solid" style:text-underline-width="auto" style:text-underline-color="font-color" style:font-size-asian="12pt" style:language-asian="zh" style:country-asian="CN" style:font-size-complex="12pt"/>
    </style:style>
    <style:style style:name="P25" style:family="paragraph" style:parent-style-name="Standard">
      <style:paragraph-properties fo:text-align="center" style:justify-single-word="false"/>
      <style:text-properties fo:font-size="12pt" fo:language="en" fo:country="US" style:text-underline-style="solid" style:text-underline-width="auto" style:text-underline-color="font-color" officeooo:paragraph-rsid="00104a29" style:font-size-asian="12pt" style:language-asian="zh" style:country-asian="CN" style:font-size-complex="12pt"/>
    </style:style>
    <style:style style:name="P26" style:family="paragraph" style:parent-style-name="Standard">
      <style:paragraph-properties fo:text-align="end" style:justify-single-word="false"/>
    </style:style>
    <style:style style:name="P27" style:family="paragraph" style:parent-style-name="Standard">
      <style:paragraph-properties fo:text-align="end" style:justify-single-word="false"/>
      <style:text-properties officeooo:paragraph-rsid="00104a29"/>
    </style:style>
    <style:style style:name="P28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29" style:family="paragraph" style:parent-style-name="Standard">
      <style:text-properties fo:font-size="10pt" style:text-underline-style="solid" style:text-underline-width="auto" style:text-underline-color="font-color" officeooo:paragraph-rsid="00104a29" style:font-size-asian="10pt" style:font-size-complex="10pt"/>
    </style:style>
    <style:style style:name="P30" style:family="paragraph" style:parent-style-name="Standard">
      <style:text-properties officeooo:paragraph-rsid="000f570c"/>
    </style:style>
    <style:style style:name="P31" style:family="paragraph" style:parent-style-name="Standard">
      <style:paragraph-properties fo:text-align="center" style:justify-single-word="false"/>
      <style:text-properties officeooo:rsid="000f570c" officeooo:paragraph-rsid="000f570c"/>
    </style:style>
    <style:style style:name="P32" style:family="paragraph" style:parent-style-name="Standard">
      <style:paragraph-properties fo:text-align="center" style:justify-single-word="false"/>
      <style:text-properties officeooo:rsid="000f570c" officeooo:paragraph-rsid="00104a29"/>
    </style:style>
    <style:style style:name="P33" style:family="paragraph" style:parent-style-name="Standard">
      <style:text-properties officeooo:paragraph-rsid="00104a29"/>
    </style:style>
    <style:style style:name="P34" style:family="paragraph" style:parent-style-name="Standard">
      <style:paragraph-properties fo:text-align="center" style:justify-single-word="false" fo:break-before="column"/>
      <style:text-properties fo:font-size="12pt" style:font-size-asian="12pt"/>
    </style:style>
    <style:style style:name="P35" style:family="paragraph" style:parent-style-name="Standard">
      <style:paragraph-properties fo:text-align="center" style:justify-single-word="false" fo:break-before="column"/>
      <style:text-properties fo:font-size="12pt" officeooo:paragraph-rsid="00104a29" style:font-size-asian="12pt"/>
    </style:style>
    <style:style style:name="P36" style:family="paragraph" style:parent-style-name="Standard">
      <style:paragraph-properties fo:margin-left="4in" fo:margin-right="0in" fo:text-indent="0.5in" style:auto-text-indent="false"/>
      <style:text-properties fo:font-size="12pt" officeooo:paragraph-rsid="000f570c" style:font-size-asian="12pt" style:font-size-complex="12pt"/>
    </style:style>
    <style:style style:name="P37" style:family="paragraph" style:parent-style-name="Standard">
      <style:paragraph-properties fo:margin-left="4in" fo:margin-right="0in" fo:text-indent="0.5in" style:auto-text-indent="false"/>
      <style:text-properties fo:font-size="12pt" officeooo:paragraph-rsid="00104a29" style:font-size-asian="12pt" style:font-size-complex="12pt"/>
    </style:style>
    <style:style style:name="P38" style:family="paragraph" style:parent-style-name="Standard" style:master-page-name="Standard">
      <style:paragraph-properties fo:text-align="center" style:justify-single-word="false" style:page-number="auto"/>
      <style:text-properties fo:font-size="8pt" style:font-size-asian="8pt"/>
    </style:style>
    <style:style style:name="P39" style:family="paragraph" style:parent-style-name="Standard" style:master-page-name="Standard">
      <style:paragraph-properties fo:text-align="center" style:justify-single-word="false" style:page-number="auto" fo:break-before="page"/>
      <style:text-properties fo:font-size="8pt" officeooo:paragraph-rsid="00104a29" style:font-size-asian="8pt"/>
    </style:style>
    <style:style style:name="P40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41" style:family="paragraph" style:parent-style-name="Standard">
      <style:paragraph-properties fo:text-align="center" style:justify-single-word="false"/>
      <style:text-properties fo:font-size="12pt" officeooo:paragraph-rsid="00104a29" style:font-size-asian="12pt"/>
    </style:style>
    <style:style style:name="P42" style:family="paragraph" style:parent-style-name="Standard">
      <style:text-properties fo:font-size="12pt" officeooo:rsid="000f570c" officeooo:paragraph-rsid="00104a29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fo:font-size="12pt" officeooo:paragraph-rsid="000f570c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fo:font-size="12pt" officeooo:paragraph-rsid="00104a29" style:font-size-asian="12pt" style:font-size-complex="12pt"/>
    </style:style>
    <style:style style:name="P45" style:family="paragraph" style:parent-style-name="Standard">
      <style:text-properties fo:font-size="12pt" officeooo:paragraph-rsid="000f570c" style:font-size-asian="12pt" style:font-size-complex="12pt"/>
    </style:style>
    <style:style style:name="P46" style:family="paragraph" style:parent-style-name="Standard">
      <style:text-properties fo:font-size="12pt" officeooo:paragraph-rsid="00104a29" style:font-size-asian="12pt" style:font-size-complex="12pt"/>
    </style:style>
    <style:style style:name="P47" style:family="paragraph" style:parent-style-name="Standard">
      <style:text-properties fo:font-size="12pt" fo:font-weight="bold" officeooo:paragraph-rsid="00104a29" style:font-size-asian="12pt" style:font-weight-asian="bold" style:font-size-complex="12pt"/>
    </style:style>
    <style:style style:name="P48" style:family="paragraph" style:parent-style-name="Standard">
      <style:paragraph-properties fo:margin-left="0.5in" fo:margin-right="0in" fo:text-indent="0.5in" style:auto-text-indent="false"/>
      <style:text-properties fo:font-size="12pt" officeooo:paragraph-rsid="000f570c" style:font-size-asian="12pt" style:font-size-complex="12pt"/>
    </style:style>
    <style:style style:name="P49" style:family="paragraph" style:parent-style-name="Standard">
      <style:paragraph-properties fo:margin-left="0.5in" fo:margin-right="0in" fo:text-indent="0.5in" style:auto-text-indent="false"/>
      <style:text-properties fo:font-size="12pt" officeooo:paragraph-rsid="00104a29" style:font-size-asian="12pt" style:font-size-complex="12pt"/>
    </style:style>
    <style:style style:name="P50" style:family="paragraph" style:parent-style-name="Standard">
      <style:paragraph-properties fo:margin-left="1in" fo:margin-right="0in" fo:text-indent="0.5in" style:auto-text-indent="false"/>
      <style:text-properties fo:font-size="12pt" officeooo:paragraph-rsid="000f570c" style:font-size-asian="12pt" style:font-size-complex="12pt"/>
    </style:style>
    <style:style style:name="P51" style:family="paragraph" style:parent-style-name="Standard">
      <style:paragraph-properties fo:margin-left="1in" fo:margin-right="0in" fo:text-indent="0.5in" style:auto-text-indent="false"/>
      <style:text-properties fo:font-size="12pt" officeooo:paragraph-rsid="00104a29" style:font-size-asian="12pt" style:font-size-complex="12pt"/>
    </style:style>
    <style:style style:name="P52" style:family="paragraph" style:parent-style-name="Heading_20_1">
      <style:text-properties officeooo:paragraph-rsid="00104a29"/>
    </style:style>
    <style:style style:name="T1" style:family="text">
      <style:text-properties fo:font-size="12pt" style:font-size-asian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f570c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officeooo:rsid="000f570c" style:font-size-asian="12pt" style:font-size-complex="12pt"/>
    </style:style>
    <style:style style:name="T6" style:family="text">
      <style:text-properties fo:font-size="14pt" style:font-size-asian="14pt" style:language-asian="ru" style:country-asian="RU" style:font-size-complex="14pt"/>
    </style:style>
    <style:style style:name="T7" style:family="text">
      <style:text-properties fo:font-size="14pt" officeooo:rsid="000dadd1" style:font-size-asian="14pt" style:language-asian="ru" style:country-asian="RU" style:font-size-complex="14pt"/>
    </style:style>
    <style:style style:name="T8" style:family="text">
      <style:text-properties fo:font-size="14pt" officeooo:rsid="00114fed" style:font-size-asian="14pt" style:language-asian="ru" style:country-asian="RU" style:font-size-complex="14pt"/>
    </style:style>
    <style:style style:name="T9" style:family="text">
      <style:text-properties style:language-asian="zh" style:country-asian="CN"/>
    </style:style>
    <style:style style:name="T10" style:family="text">
      <style:text-properties officeooo:rsid="000f570c"/>
    </style:style>
    <style:style style:name="Sect1" style:family="section">
      <style:section-properties style:writing-mode="lr-tb" style:editable="false">
        <style:columns fo:column-count="2">
          <style:column style:rel-width="4960*" fo:start-indent="0in" fo:end-indent="0.2457in"/>
          <style:column style:rel-width="4820*" fo:start-indent="0.2457in" fo:end-indent="0in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Форма № 6</text:p>
      <text:section text:style-name="Sect1" text:name="Section1">
        <text:p text:style-name="P4">Туристско-спортивный союз России</text:p>
        <text:p text:style-name="P34">Федерация спортивного туризма РФ</text:p>
      </text:section>
      <text:section text:style-name="Sect2" text:name="Section2">
        <text:p text:style-name="P4"/>
        <text:h text:style-name="Heading_20_1" text:outline-level="1">СПРАВКА</text:h>
        <text:p text:style-name="P16">о зачете прохождения туристского спортивного маршрута</text:p>
        <text:p text:style-name="P16"/>
        <text:p text:style-name="P26"><text:span text:style-name="T1">маршрутная книжка № </text:span><text:span text:style-name="T6">1</text:span><text:span text:style-name="T7">1</text:span><text:span text:style-name="T6">/3–1</text:span><text:span text:style-name="T8">0</text:span><text:span text:style-name="T7">5</text:span></text:p>
        <text:p text:style-name="Standard"><text:span text:style-name="T2">Выдана туристу </text:span><text:span text:style-name="T5">Вельтищеву Михаилу Николаевичу</text:span></text:p>
        <text:p text:style-name="P7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row table:style-name="Table1.1">
            <table:table-cell table:style-name="Table1.A1" office:value-type="string">
              <text:p text:style-name="P7">Год, месяц</text:p>
            </table:table-cell>
            <table:table-cell table:style-name="Table1.A1" office:value-type="string">
              <text:p text:style-name="P7">Район</text:p>
            </table:table-cell>
            <table:table-cell table:style-name="Table1.A1" office:value-type="string">
              <text:p text:style-name="P7">Вид туризма</text:p>
            </table:table-cell>
            <table:table-cell table:style-name="Table1.A1" office:value-type="string">
              <text:p text:style-name="P7">Способ перед.</text:p>
            </table:table-cell>
            <table:table-cell table:style-name="Table1.A1" office:value-type="string">
              <text:p text:style-name="P7">Протяж-ть, км</text:p>
            </table:table-cell>
            <table:table-cell table:style-name="Table1.A1" office:value-type="string">
              <text:p text:style-name="P7">Продолж-ть, дней</text:p>
            </table:table-cell>
            <table:table-cell table:style-name="Table1.A1" office:value-type="string">
              <text:p text:style-name="P7">Кат. сложности</text:p>
            </table:table-cell>
            <table:table-cell table:style-name="Table1.H1" office:value-type="string">
              <text:p text:style-name="P7">Руководство или участие</text:p>
            </table:table-cell>
          </table:table-row>
          <table:table-row table:style-name="Table1.1">
            <table:table-cell table:style-name="Table1.A1" office:value-type="string">
              <text:p text:style-name="P2"><text:span text:style-name="T4">8.</text:span><text:span text:style-name="T5">2019</text:span></text:p>
            </table:table-cell>
            <table:table-cell table:style-name="Table1.A1" office:value-type="string">
              <text:p text:style-name="P19">Кавказ Центральный, Приэльбрусье</text:p>
            </table:table-cell>
            <table:table-cell table:style-name="Table1.A1" office:value-type="string">
              <text:p text:style-name="P19">горный</text:p>
            </table:table-cell>
            <table:table-cell table:style-name="Table1.A1" office:value-type="string">
              <text:p text:style-name="P19">пешком</text:p>
            </table:table-cell>
            <table:table-cell table:style-name="Table1.A1" office:value-type="string">
              <text:p text:style-name="P21">108</text:p>
            </table:table-cell>
            <table:table-cell table:style-name="Table1.A1" office:value-type="string">
              <text:p text:style-name="P1"><text:span text:style-name="T4">1</text:span><text:span text:style-name="T5">4</text:span></text:p>
            </table:table-cell>
            <table:table-cell table:style-name="Table1.A1" office:value-type="string">
              <text:p text:style-name="P24">I <text:span text:style-name="T10">с эл. II</text:span></text:p>
            </table:table-cell>
            <table:table-cell table:style-name="Table1.H1" office:value-type="string">
              <text:p text:style-name="P19">руководство</text:p>
            </table:table-cell>
          </table:table-row>
        </table:table>
        <text:p text:style-name="P6">Подробная нитка маршрута с указанием начального, конечного пункта и определяющих кат. сложности препятствий.</text:p>
        <text:p text:style-name="P7"/>
        <text:p text:style-name="P28"><text:span text:style-name="T9">пос. Верхний Баксан — дол. р. Кыртык — дол. р. Субаши — пер. Джикаугенкез (1А, </text:span>3557) — дол. р. Султан-Тары-Су — поляна Эммануэля — дол. р. Кызылкол — пер. Балк-Баши (1А, 3698) — дол. р. Битюктюбекол — дол. р. Чайтчесу — пер. Кольцевой (1А, 3353) — пер. Летчика Машкова (1А, 3500) — дол. р. Уллу-Хурзук — пер. Тешикауш (1А, 3412) — дол. р. Кубань — дол. р. Уллу-Кам — пер. Хотютау (1Б, 3546) — оз. Эльбрусское — станция Кругозор — поляна Азау — пос. Терскол</text:p>
        <text:p text:style-name="P13">­</text:p>
        <text:p text:style-name="P47">Препятствия, определяющие категорию сложности маршрута</text:p>
        <table:table table:name="Table37" table:style-name="Table37">
          <table:table-column table:style-name="Table37.A"/>
          <table:table-column table:style-name="Table37.B"/>
          <table:table-column table:style-name="Table37.C"/>
          <table:table-column table:style-name="Table37.D"/>
          <table:table-row table:style-name="Table37.1">
            <table:table-cell table:style-name="Table37.A1" office:value-type="string">
              <text:p text:style-name="P8">Вид препятствия</text:p>
            </table:table-cell>
            <table:table-cell table:style-name="Table37.A1" office:value-type="string">
              <text:p text:style-name="P8">Название</text:p>
            </table:table-cell>
            <table:table-cell table:style-name="Table37.A1" office:value-type="string">
              <text:p text:style-name="P8">Категория трудности</text:p>
            </table:table-cell>
            <table:table-cell table:style-name="Table37.D1" office:value-type="string">
              <text:p text:style-name="P8">Характеристика препятствия</text:p>
            </table:table-cell>
          </table:table-row>
          <table:table-row table:style-name="Table37.1">
            <table:table-cell table:style-name="Table37.A1" office:value-type="string">
              <text:p text:style-name="P8">перевал</text:p>
            </table:table-cell>
            <table:table-cell table:style-name="Table37.A1" office:value-type="string">
              <text:p text:style-name="P8">Джикаугенкёз</text:p>
            </table:table-cell>
            <table:table-cell table:style-name="Table37.A1" office:value-type="string">
              <text:p text:style-name="P8">1А</text:p>
            </table:table-cell>
            <table:table-cell table:style-name="Table37.D1" office:value-type="string">
              <text:p text:style-name="P8">тр-ос/ледовый</text:p>
            </table:table-cell>
          </table:table-row>
          <table:table-row table:style-name="Table37.1">
            <table:table-cell table:style-name="Table37.A1" office:value-type="string">
              <text:p text:style-name="P8">перевал</text:p>
            </table:table-cell>
            <table:table-cell table:style-name="Table37.A1" office:value-type="string">
              <text:p text:style-name="P8">Балк-Баши</text:p>
            </table:table-cell>
            <table:table-cell table:style-name="Table37.A1" office:value-type="string">
              <text:p text:style-name="P8">1А</text:p>
            </table:table-cell>
            <table:table-cell table:style-name="Table37.D1" office:value-type="string">
              <text:p text:style-name="P8">тр-ос</text:p>
            </table:table-cell>
          </table:table-row>
          <table:table-row table:style-name="Table37.1">
            <table:table-cell table:style-name="Table37.A1" office:value-type="string">
              <text:p text:style-name="P8">траверс</text:p>
            </table:table-cell>
            <table:table-cell table:style-name="Table37.A1" office:value-type="string">
              <text:p text:style-name="P8">Кольцевой+Летчика Машкова</text:p>
            </table:table-cell>
            <table:table-cell table:style-name="Table37.A1" office:value-type="string">
              <text:p text:style-name="P8">1А</text:p>
            </table:table-cell>
            <table:table-cell table:style-name="Table37.D1" office:value-type="string">
              <text:p text:style-name="P8">тр-ос</text:p>
            </table:table-cell>
          </table:table-row>
          <table:table-row table:style-name="Table37.1">
            <table:table-cell table:style-name="Table37.A5" office:value-type="string">
              <text:p text:style-name="P11">перевал</text:p>
            </table:table-cell>
            <table:table-cell table:style-name="Table37.A5" office:value-type="string">
              <text:p text:style-name="P11">Тешикауш</text:p>
            </table:table-cell>
            <table:table-cell table:style-name="Table37.A5" office:value-type="string">
              <text:p text:style-name="P11">1А</text:p>
            </table:table-cell>
            <table:table-cell table:style-name="Table37.D5" office:value-type="string">
              <text:p text:style-name="P31">тр-ос</text:p>
            </table:table-cell>
          </table:table-row>
          <table:table-row table:style-name="Table37.1">
            <table:table-cell table:style-name="Table37.A5" office:value-type="string">
              <text:p text:style-name="P11">перевал</text:p>
            </table:table-cell>
            <table:table-cell table:style-name="Table37.A5" office:value-type="string">
              <text:p text:style-name="P11">Хотютау</text:p>
            </table:table-cell>
            <table:table-cell table:style-name="Table37.A5" office:value-type="string">
              <text:p text:style-name="P11">1Б</text:p>
            </table:table-cell>
            <table:table-cell table:style-name="Table37.D5" office:value-type="string">
              <text:p text:style-name="P31">тр-ос/ледовый</text:p>
            </table:table-cell>
          </table:table-row>
        </table:table>
        <text:p text:style-name="P14">Особые отметки МКК (изменение кат. сл., незачет рук. и т.д.) ____________________________________</text:p>
        <text:p text:style-name="P14">Замечания руководителя о маршруте и участнике группы _________________________________________________</text:p>
        <text:p text:style-name="P14">_________________________________________________________________________________________</text:p>
        <text:p text:style-name="P14">_________________________________________________________________________________________</text:p>
        <text:p text:style-name="P15">_________________________________________________________________________________________</text:p>
        <text:p text:style-name="P15">_________________________________________________________________________________________</text:p>
        <text:p text:style-name="P15">_________________________________________________________________________________________</text:p>
        <text:p text:style-name="P15">_________________________________________________________________________________________</text:p>
        <text:p text:style-name="P15">_________________________________________________________________________________________</text:p>
        <text:p text:style-name="P14"/>
        <text:p text:style-name="P30"><text:span text:style-name="T2">Руководитель ________________ (</text:span><text:span text:style-name="T3">Вельтищев</text:span><text:span text:style-name="T2"> </text:span><text:span text:style-name="T3">М</text:span><text:span text:style-name="T2">. </text:span><text:span text:style-name="T3">Н</text:span><text:span text:style-name="T2">.)<text:tab/><text:tab/>Отметки о сдаче и местонахождении</text:span></text:p>
        <text:p text:style-name="P48">(подпись)<text:tab/><text:tab/>(фамилия)<text:tab/><text:tab/><text:tab/>отчета о походе инв.№ ________ </text:p>
        <text:p text:style-name="P36">в библиотеке ________________ </text:p>
        <text:p text:style-name="P14">Председатель МКК ________________ ( <text:span text:style-name="T10">Зеленцов Д.Ю.</text:span> )<text:tab/>дата ________________</text:p>
        <text:p text:style-name="P50">(подпись)<text:tab/><text:tab/>(фамилия)</text:p>
        <text:p text:style-name="P14"/>
        <text:p text:style-name="P30"><text:span text:style-name="T2">Штамп МКК "________" ________________ 20</text:span><text:span text:style-name="T3">20</text:span><text:span text:style-name="T2">г.</text:span></text:p>
        <text:p text:style-name="P10"/>
        <text:p text:style-name="P39">Форма № 6</text:p>
        <text:section text:style-name="Sect1" text:name="Section3">
          <text:p text:style-name="P5">Туристско-спортивный союз России</text:p>
          <text:p text:style-name="P35">Федерация спортивного туризма РФ</text:p>
        </text:section>
        <text:p text:style-name="P5"/>
        <text:h text:style-name="P52" text:outline-level="1">СПРАВКА</text:h>
        <text:p text:style-name="P17">о зачете прохождения туристского спортивного маршрута</text:p>
        <text:p text:style-name="P17"/>
        <text:p text:style-name="P27"><text:span text:style-name="T1">маршрутная книжка № </text:span><text:span text:style-name="T6">1</text:span><text:span text:style-name="T7">1</text:span><text:span text:style-name="T6">/3–1</text:span><text:span text:style-name="T8">0</text:span><text:span text:style-name="T7">5</text:span></text:p>
        <text:p text:style-name="P33"><text:span text:style-name="T2">Выдана туристу </text:span><text:span text:style-name="T5">__________________________________________</text:span></text:p>
        <text:p text:style-name="P9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able:table-row table:style-name="Table2.1">
            <table:table-cell table:style-name="Table2.A1" office:value-type="string">
              <text:p text:style-name="P9">Год, месяц</text:p>
            </table:table-cell>
            <table:table-cell table:style-name="Table2.A1" office:value-type="string">
              <text:p text:style-name="P9">Район</text:p>
            </table:table-cell>
            <table:table-cell table:style-name="Table2.A1" office:value-type="string">
              <text:p text:style-name="P9">Вид туризма</text:p>
            </table:table-cell>
            <table:table-cell table:style-name="Table2.A1" office:value-type="string">
              <text:p text:style-name="P9">Способ перед.</text:p>
            </table:table-cell>
            <table:table-cell table:style-name="Table2.A1" office:value-type="string">
              <text:p text:style-name="P9">Протяж-ть, км</text:p>
            </table:table-cell>
            <table:table-cell table:style-name="Table2.A1" office:value-type="string">
              <text:p text:style-name="P9">Продолж-ть, дней</text:p>
            </table:table-cell>
            <table:table-cell table:style-name="Table2.A1" office:value-type="string">
              <text:p text:style-name="P9">Кат. сложности</text:p>
            </table:table-cell>
            <table:table-cell table:style-name="Table2.H1" office:value-type="string">
              <text:p text:style-name="P9">Руководство или участие</text:p>
            </table:table-cell>
          </table:table-row>
          <table:table-row table:style-name="Table2.1">
            <table:table-cell table:style-name="Table2.A1" office:value-type="string">
              <text:p text:style-name="P3"><text:span text:style-name="T4">8.</text:span><text:span text:style-name="T5">2019</text:span></text:p>
            </table:table-cell>
            <table:table-cell table:style-name="Table2.A1" office:value-type="string">
              <text:p text:style-name="P20">Кавказ Центральный, Приэльбрусье</text:p>
            </table:table-cell>
            <table:table-cell table:style-name="Table2.A1" office:value-type="string">
              <text:p text:style-name="P20">горный</text:p>
            </table:table-cell>
            <table:table-cell table:style-name="Table2.A1" office:value-type="string">
              <text:p text:style-name="P20">пешком</text:p>
            </table:table-cell>
            <table:table-cell table:style-name="Table2.A1" office:value-type="string">
              <text:p text:style-name="P22">108</text:p>
            </table:table-cell>
            <table:table-cell table:style-name="Table2.A1" office:value-type="string">
              <text:p text:style-name="P3"><text:span text:style-name="T4">1</text:span><text:span text:style-name="T5">4</text:span></text:p>
            </table:table-cell>
            <table:table-cell table:style-name="Table2.A1" office:value-type="string">
              <text:p text:style-name="P25">I <text:span text:style-name="T10">с эл. II</text:span></text:p>
            </table:table-cell>
            <table:table-cell table:style-name="Table2.H1" office:value-type="string">
              <text:p text:style-name="P23">участие</text:p>
            </table:table-cell>
          </table:table-row>
        </table:table>
        <text:p text:style-name="P15">Подробная нитка маршрута с указанием начального, конечного пункта и определяющих кат. сложности препятствий.</text:p>
        <text:p text:style-name="P9"/>
        <text:p text:style-name="P29"><text:span text:style-name="T9">пос. Верхний Баксан — дол. р. Кыртык — дол. р. Субаши — пер. Джикаугенкез (1А, </text:span>3557) — дол. р. Султан-Тары-Су — поляна Эммануэля — дол. р. Кызылкол — пер. Балк-Баши (1А, 3698) — дол. р. Битюктюбекол — дол. р. Чайтчесу — пер. Кольцевой (1А, 3353) — пер. Летчика Машкова (1А, 3500) — дол. р. Уллу-Хурзук — пер. Тешикауш (1А, 3412) — дол. р. Кубань — дол. р. Уллу-Кам — пер. Хотютау (1Б, 3546) — оз. Эльбрусское — станция Кругозор — поляна Азау — пос. Терскол</text:p>
        <text:p text:style-name="P13">­</text:p>
        <text:p text:style-name="P18">Препятствия, определяющие категорию сложности маршрута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P9">Вид препятствия</text:p>
            </table:table-cell>
            <table:table-cell table:style-name="Table3.A1" office:value-type="string">
              <text:p text:style-name="P9">Название</text:p>
            </table:table-cell>
            <table:table-cell table:style-name="Table3.A1" office:value-type="string">
              <text:p text:style-name="P9">Категория трудности</text:p>
            </table:table-cell>
            <table:table-cell table:style-name="Table3.D1" office:value-type="string">
              <text:p text:style-name="P9">Характеристика препятствия</text:p>
            </table:table-cell>
          </table:table-row>
          <table:table-row table:style-name="Table3.1">
            <table:table-cell table:style-name="Table3.A1" office:value-type="string">
              <text:p text:style-name="P9">перевал</text:p>
            </table:table-cell>
            <table:table-cell table:style-name="Table3.A1" office:value-type="string">
              <text:p text:style-name="P9">Джикаугенкёз</text:p>
            </table:table-cell>
            <table:table-cell table:style-name="Table3.A1" office:value-type="string">
              <text:p text:style-name="P9">1А</text:p>
            </table:table-cell>
            <table:table-cell table:style-name="Table3.D1" office:value-type="string">
              <text:p text:style-name="P9">тр-ос/ледовый</text:p>
            </table:table-cell>
          </table:table-row>
          <table:table-row table:style-name="Table3.1">
            <table:table-cell table:style-name="Table3.A1" office:value-type="string">
              <text:p text:style-name="P9">перевал</text:p>
            </table:table-cell>
            <table:table-cell table:style-name="Table3.A1" office:value-type="string">
              <text:p text:style-name="P9">Балк-Баши</text:p>
            </table:table-cell>
            <table:table-cell table:style-name="Table3.A1" office:value-type="string">
              <text:p text:style-name="P9">1А</text:p>
            </table:table-cell>
            <table:table-cell table:style-name="Table3.D1" office:value-type="string">
              <text:p text:style-name="P9">тр-ос</text:p>
            </table:table-cell>
          </table:table-row>
          <table:table-row table:style-name="Table3.1">
            <table:table-cell table:style-name="Table3.A1" office:value-type="string">
              <text:p text:style-name="P9">траверс</text:p>
            </table:table-cell>
            <table:table-cell table:style-name="Table3.A1" office:value-type="string">
              <text:p text:style-name="P9">Кольцевой+Летчика Машкова</text:p>
            </table:table-cell>
            <table:table-cell table:style-name="Table3.A1" office:value-type="string">
              <text:p text:style-name="P9">1А</text:p>
            </table:table-cell>
            <table:table-cell table:style-name="Table3.D1" office:value-type="string">
              <text:p text:style-name="P9">тр-ос</text:p>
            </table:table-cell>
          </table:table-row>
          <table:table-row table:style-name="Table3.1">
            <table:table-cell table:style-name="Table3.A5" office:value-type="string">
              <text:p text:style-name="P12">перевал</text:p>
            </table:table-cell>
            <table:table-cell table:style-name="Table3.A5" office:value-type="string">
              <text:p text:style-name="P12">Тешикауш</text:p>
            </table:table-cell>
            <table:table-cell table:style-name="Table3.A5" office:value-type="string">
              <text:p text:style-name="P12">1А</text:p>
            </table:table-cell>
            <table:table-cell table:style-name="Table3.D5" office:value-type="string">
              <text:p text:style-name="P32">тр-ос</text:p>
            </table:table-cell>
          </table:table-row>
          <table:table-row table:style-name="Table3.1">
            <table:table-cell table:style-name="Table3.A5" office:value-type="string">
              <text:p text:style-name="P12">перевал</text:p>
            </table:table-cell>
            <table:table-cell table:style-name="Table3.A5" office:value-type="string">
              <text:p text:style-name="P12">Хотютау</text:p>
            </table:table-cell>
            <table:table-cell table:style-name="Table3.A5" office:value-type="string">
              <text:p text:style-name="P12">1Б</text:p>
            </table:table-cell>
            <table:table-cell table:style-name="Table3.D5" office:value-type="string">
              <text:p text:style-name="P32">тр-ос/ледовый</text:p>
            </table:table-cell>
          </table:table-row>
        </table:table>
        <text:p text:style-name="P15">Особые отметки МКК (изменение кат. сл., незачет рук. и т.д.) ____________________________________</text:p>
        <text:p text:style-name="P15">Замечания руководителя о маршруте и участнике группы _________________________________________________</text:p>
        <text:p text:style-name="P33"><text:span text:style-name="T2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  <text:p text:style-name="P15">_________________________________________________________________________________________</text:p>
        <text:p text:style-name="P15">_________________________________________________________________________________________</text:p>
        <text:p text:style-name="P15"/>
        <text:p text:style-name="P33"><text:span text:style-name="T2">Руководитель ________________ (</text:span><text:span text:style-name="T3">Вельтищев</text:span><text:span text:style-name="T2"> </text:span><text:span text:style-name="T3">М</text:span><text:span text:style-name="T2">. </text:span><text:span text:style-name="T3">Н</text:span><text:span text:style-name="T2">.)<text:tab/><text:tab/>Отметки о сдаче и местонахождении</text:span></text:p>
        <text:p text:style-name="P49">(подпись)<text:tab/><text:tab/>(фамилия)<text:tab/><text:tab/><text:tab/>отчета о походе инв.№ ________ </text:p>
        <text:p text:style-name="P37">в библиотеке ________________ </text:p>
        <text:p text:style-name="P15">Председатель МКК ________________ ( <text:span text:style-name="T10">Зеленцов Д.Ю.</text:span> )<text:tab/>дата ________________</text:p>
        <text:p text:style-name="P51">(подпись)<text:tab/><text:tab/>(фамилия)</text:p>
        <text:p text:style-name="P15"/>
        <text:p text:style-name="P33"><text:span text:style-name="T2">Штамп МКК "________" ________________ 20</text:span><text:span text:style-name="T3">20</text:span><text:span text:style-name="T2">г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SimSun" style:font-family-asian="SimSun, 宋体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Текст_20_выноски" style:display-name="Текст выноски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45in" fo:margin-bottom="0.4925in" fo:margin-left="0.3937in" fo:margin-right="0.392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45in" fo:margin-bottom="0.4925in" fo:margin-left="0.6898in" fo:margin-right="0.7866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1"/>
    <style:master-page style:name="Convert_20_3" style:display-name="Convert 3" style:page-layout-name="Mpm2"/>
    <style:master-page style:name="Convert_20_4" style:display-name="Convert 4" style:page-layout-name="Mpm1"/>
    <style:master-page style:name="Convert_20_5" style:display-name="Convert 5" style:page-layout-name="Mpm2"/>
    <style:master-page style:name="Convert_20_6" style:display-name="Convert 6" style:page-layout-name="Mpm1"/>
    <style:master-page style:name="Convert_20_7" style:display-name="Convert 7" style:page-layout-name="Mpm2"/>
    <style:master-page style:name="Convert_20_8" style:display-name="Convert 8" style:page-layout-name="Mpm1"/>
    <style:master-page style:name="Convert_20_9" style:display-name="Convert 9" style:page-layout-name="Mpm2"/>
    <style:master-page style:name="Convert_20_10" style:display-name="Convert 10" style:page-layout-name="Mpm1"/>
    <style:master-page style:name="Convert_20_11" style:display-name="Convert 11" style:page-layout-name="Mpm2"/>
    <style:master-page style:name="Convert_20_12" style:display-name="Convert 12" style:page-layout-name="Mpm1"/>
    <style:master-page style:name="Convert_20_13" style:display-name="Convert 13" style:page-layout-name="Mpm2"/>
    <style:master-page style:name="Convert_20_14" style:display-name="Convert 14" style:page-layout-name="Mpm1"/>
    <style:master-page style:name="Convert_20_15" style:display-name="Convert 15" style:page-layout-name="Mpm2"/>
    <style:master-page style:name="Convert_20_16" style:display-name="Convert 16" style:page-layout-name="Mpm1"/>
    <style:master-page style:name="Convert_20_17" style:display-name="Convert 17" style:page-layout-name="Mpm2"/>
    <style:master-page style:name="Convert_20_18" style:display-name="Convert 18" style:page-layout-name="Mpm1"/>
    <style:master-page style:name="Convert_20_19" style:display-name="Convert 19" style:page-layout-name="Mpm2"/>
    <style:master-page style:name="Convert_20_20" style:display-name="Convert 20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орма № 6</dc:title>
    <dc:subject/>
    <meta:keyword/>
    <meta:initial-creator>roman</meta:initial-creator>
    <meta:creation-date>2016-12-13T17:29:00</meta:creation-date>
    <dc:date>2020-07-02T11:12:43.519819003</dc:date>
    <meta:print-date>2020-07-01T22:33:51.459863139</meta:print-date>
    <meta:editing-cycles>32</meta:editing-cycles>
    <meta:editing-duration>PT14H45M43S</meta:editing-duration>
    <meta:generator>LibreOffice/6.0.7.3$Linux_X86_64 LibreOffice_project/00m0$Build-3</meta:generator>
    <meta:document-statistic meta:table-count="4" meta:image-count="0" meta:object-count="0" meta:page-count="2" meta:paragraph-count="128" meta:word-count="454" meta:character-count="4611" meta:non-whitespace-character-count="4233"/>
  </office:meta>
</office:document-meta>
</file>